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eedWriter.setEntryValue( Expression entry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eedWriter.getEntry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eedWriter.getLin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eedWriter.createEntryContent( MessageExchange exchange , NormalizedMessage messag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FeedWriter.getMaximumEntry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eedWriter.ini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eedWriter.getCachedFe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eedWriter.setContentType( String conten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eedWriter.setSourceTransformer( SourceTransformer sourceTransfor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eedWriter.writeFeed( SyndFeed feed , MessageExchange messageExchange , Normalized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eedWriter.setLoadOnStartup( boolean loadOnStart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eedWriter.getEntryTit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eedWriter.setFeedType( String feed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eedWriter.setCachedFeed( SyndFeed fe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eedWriter.setEntryTitle( Expression tit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eedWriter.createEntry( MessageExchange exchange , Normalized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eedWriter.setLink( String lin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eedWriter.setFeedFile( File feed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eedWriter.isLoadOnStar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eedWriter.setFeedDescription( String feed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eedWriter.getSourceTransform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eedWriter.createFe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eedWriter.addMessageToFeed( SyndFeed feed , MessageExchange exchange , Normalized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eedWriter.removeExpiredEntries( SyndFeed fee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eedWriter.getTit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eedWriter.process( MessageExchange exchange , Normalized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eedWriter.getFeedFi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eedWriter.loadOrCreateFeed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eedWriter.getFeed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eedWriter.encodeContent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eedWriter.ge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eedWriter.getFeed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eedWriter.setTitle( String tit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eedWriter.setMaximumEntryCount( int maximumEntry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